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</office:automatic-styles>
  <office:body>
    <office:text>
      <text:p text:style-name="P1"><text:span text:style-name="T1_1">SATURDAY</text:span></text:p>
      <text:p text:style-name="P2"/>
      <text:p text:style-name="P3"><text:span text:style-name="T3_1">1726<text:s/></text:span><text:span text:style-name="T3_2">Saturday</text:span><text:span text:style-name="T3_3"><text:s/>-<text:s/></text:span><text:span text:style-name="T3_4">Section</text:span><text:span text:style-name="T3_5"><text:s/></text:span><text:span text:style-name="T3_6">Started</text:span><text:span text:style-name="T3_7"><text:s/>-<text:s/></text:span><text:span text:style-name="T3_8">Jones</text:span></text:p>
      <text:p text:style-name="P4"/>
      <text:p text:style-name="P5"><text:span text:style-name="T5_1">SUNDAY</text:span></text:p>
      <text:p text:style-name="P6"/>
      <text:p text:style-name="P7"><text:span text:style-name="T7_1">1420<text:s/></text:span><text:span text:style-name="T7_2">Sunday</text:span><text:span text:style-name="T7_3"><text:s/>-<text:s/></text:span><text:span text:style-name="T7_4">Couple</text:span><text:span text:style-name="T7_5"><text:s/></text:span><text:span text:style-name="T7_6">edits</text:span><text:span text:style-name="T7_7"><text:s/>-<text:s/></text:span><text:span text:style-name="T7_8">Stevens</text:span></text:p>
      <text:p text:style-name="P8"><text:span text:style-name="T8_1">1410<text:s/></text:span><text:span text:style-name="T8_2">Sunday</text:span><text:span text:style-name="T8_3"><text:s/>-<text:s/></text:span><text:span text:style-name="T8_4">Diagrams</text:span><text:span text:style-name="T8_5"><text:s/></text:span><text:span text:style-name="T8_6">added</text:span><text:span text:style-name="T8_7"><text:s/>-<text:s/></text:span><text:span text:style-name="T8_8">LeBlanc</text:span></text:p>
      <text:p text:style-name="P9"><text:span text:style-name="T9_1">1619<text:s/></text:span><text:span text:style-name="T9_2">Sunday</text:span><text:span text:style-name="T9_3">-<text:s/></text:span><text:span text:style-name="T9_4">questions</text:span><text:span text:style-name="T9_5"><text:s/></text:span><text:span text:style-name="T9_6">added</text:span><text:span text:style-name="T9_7"><text:s/>-<text:s/></text:span><text:span text:style-name="T9_8">kellerman</text:span></text:p>
      <text:p text:style-name="P10"><text:span text:style-name="T10_1">1717<text:s/></text:span><text:span text:style-name="T10_2">Sunday</text:span><text:span text:style-name="T10_3"><text:s/>-<text:s/></text:span><text:span text:style-name="T10_4">edit</text:span><text:span text:style-name="T10_5">/<text:s/></text:span><text:span text:style-name="T10_6">proof</text:span><text:span text:style-name="T10_7"><text:s/>-<text:s/></text:span><text:span text:style-name="T10_8">Kellerman</text:span></text:p>
      <text:p text:style-name="P11"/>
      <text:p text:style-name="P12"><text:span text:style-name="T12_1">MONDAY</text:span></text:p>
      <text:p text:style-name="P13"/>
      <text:p text:style-name="P14"><text:span text:style-name="T14_1">2254<text:s/></text:span><text:span text:style-name="T14_2">Monday</text:span><text:span text:style-name="T14_3"><text:s/></text:span><text:span text:style-name="T14_4">to</text:span><text:span text:style-name="T14_5"><text:s/>2304<text:s/></text:span><text:span text:style-name="T14_6">Monday</text:span><text:span text:style-name="T14_7"><text:s/>-<text:s/></text:span><text:span text:style-name="T14_8">added</text:span><text:span text:style-name="T14_9"><text:s/></text:span><text:span text:style-name="T14_10">important</text:span><text:span text:style-name="T14_11"><text:s/></text:span><text:span text:style-name="T14_12">reminder</text:span><text:span text:style-name="T14_13"><text:s/></text:span><text:span text:style-name="T14_14">and</text:span><text:span text:style-name="T14_15"><text:s/></text:span><text:span text:style-name="T14_16">an</text:span><text:span text:style-name="T14_17"><text:s/></text:span><text:span text:style-name="T14_18">additional</text:span><text:span text:style-name="T14_19"><text:s/></text:span><text:span text:style-name="T14_20">example</text:span><text:span text:style-name="T14_21"><text:s/></text:span><text:span text:style-name="T14_22">at</text:span><text:span text:style-name="T14_23"><text:s/></text:span><text:span text:style-name="T14_24">the</text:span><text:span text:style-name="T14_25"><text:s/></text:span><text:span text:style-name="T14_26">end</text:span><text:span text:style-name="T14_27"><text:s/></text:span><text:span text:style-name="T14_28">of</text:span><text:span text:style-name="T14_29"><text:s/></text:span><text:span text:style-name="T14_30">the</text:span><text:span text:style-name="T14_31"><text:s/></text:span><text:span text:style-name="T14_32">lesson</text:span><text:span text:style-name="T14_33"><text:s/></text:span><text:span text:style-name="T14_34">right</text:span><text:span text:style-name="T14_35"><text:s/></text:span><text:span text:style-name="T14_36">before</text:span><text:span text:style-name="T14_37"><text:s/></text:span><text:span text:style-name="T14_38">the</text:span><text:span text:style-name="T14_39"><text:s/></text:span><text:span text:style-name="T14_40">review</text:span><text:span text:style-name="T14_41"><text:s/></text:span><text:span text:style-name="T14_42">questions</text:span><text:span text:style-name="T14_43"><text:s text:c="2"/>-<text:s/></text:span><text:span text:style-name="T14_44">James</text:span><text:span text:style-name="T14_45"><text:s/></text:span><text:span text:style-name="T14_46">Verderico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